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rsid="005c5540" officeooo:paragraph-rsid="005c5540"/>
    </style:style>
    <style:style style:name="P5" style:family="paragraph" style:parent-style-name="Text_20_body" style:master-page-name="Druhy">
      <style:paragraph-properties style:page-number="auto"/>
      <style:text-properties officeooo:rsid="005c5540" officeooo:paragraph-rsid="005c5540"/>
    </style:style>
    <style:style style:name="P6" style:family="paragraph" style:parent-style-name="Heading_20_1">
      <style:text-properties officeooo:paragraph-rsid="005fcfd7"/>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paragraph-rsid="00245eb2"/>
    </style:style>
    <style:style style:name="P9" style:family="paragraph" style:parent-style-name="Standard">
      <style:text-properties officeooo:rsid="0056e0b5" officeooo:paragraph-rsid="0056e0b5"/>
    </style:style>
    <style:style style:name="P10" style:family="paragraph" style:parent-style-name="Standard">
      <style:text-properties officeooo:rsid="00635eca" officeooo:paragraph-rsid="00635eca"/>
    </style:style>
    <style:style style:name="P11" style:family="paragraph" style:parent-style-name="Standard" style:master-page-name="Treti">
      <style:paragraph-properties style:page-number="auto"/>
      <style:text-properties officeooo:rsid="006624ff" officeooo:paragraph-rsid="006624ff"/>
    </style:style>
    <style:style style:name="P12" style:family="paragraph" style:parent-style-name="Standard">
      <style:text-properties officeooo:rsid="006624ff" officeooo:paragraph-rsid="006624f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T5" style:family="text">
      <style:text-properties style:font-name="Times New Roman" fo:font-size="12pt"/>
    </style:style>
    <style:style style:name="T6" style:family="text">
      <style:text-properties fo:font-size="11pt" style:font-size-asian="11pt" style:font-size-complex="11pt"/>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6097542656" text:id="ct36097542656">
          <text:insertion>
            <office:change-info>
              <dc:creator>Unknown Author</dc:creator>
              <dc:date>2026-01-25T17:11:16</dc:date>
            </office:change-info>
          </text:insertion>
        </text:changed-region>
        <text:changed-region xml:id="ct36097543296" text:id="ct36097543296">
          <text:insertion>
            <office:change-info>
              <dc:creator>Unknown Author</dc:creator>
              <dc:date>2026-01-25T10:12:05</dc:date>
            </office:change-info>
          </text:insertion>
        </text:changed-region>
        <text:changed-region xml:id="ct36074239744" text:id="ct36074239744">
          <text:format-change>
            <office:change-info>
              <dc:creator>Unknown Author</dc:creator>
              <dc:date>2026-01-18T20:09:28</dc:date>
            </office:change-info>
          </text:format-change>
        </text:changed-region>
        <text:changed-region xml:id="ct36097541696" text:id="ct36097541696">
          <text:insertion>
            <office:change-info>
              <dc:creator>Unknown Author</dc:creator>
              <dc:date>2026-01-25T10:18:04</dc:date>
            </office:change-info>
          </text:insertion>
        </text:changed-region>
        <text:changed-region xml:id="ct36101750400" text:id="ct36101750400">
          <text:format-change>
            <office:change-info>
              <dc:creator>Unknown Author</dc:creator>
              <dc:date>2026-01-18T20:09:59</dc:date>
            </office:change-info>
          </text:format-change>
        </text:changed-region>
        <text:changed-region xml:id="ct36101747520" text:id="ct36101747520">
          <text:format-change loext:style-name="T6">
            <office:change-info>
              <dc:creator>Unknown Author</dc:creator>
              <dc:date>2026-01-18T20:10:19</dc:date>
            </office:change-info>
          </text:format-change>
        </text:changed-region>
        <text:changed-region xml:id="ct36101744960" text:id="ct36101744960">
          <text:deletion>
            <office:change-info>
              <dc:creator>Unknown Author</dc:creator>
              <dc:date>2026-01-18T22:02:04</dc:date>
            </office:change-info>
            <text:p text:style-name="Standard"/>
            <text:p text:style-name="Standard"/>
          </text:deletion>
        </text:changed-region>
        <text:changed-region xml:id="ct36101746560" text:id="ct36101746560">
          <text:insertion>
            <office:change-info>
              <dc:creator>Unknown Author</dc:creator>
              <dc:date>2026-01-18T21:28:03</dc:date>
            </office:change-info>
          </text:insertion>
        </text:changed-region>
        <text:changed-region xml:id="ct36066334336" text:id="ct36066334336">
          <text:insertion>
            <office:change-info>
              <dc:creator>Unknown Author</dc:creator>
              <dc:date>2026-01-18T21:29:17</dc:date>
            </office:change-info>
          </text:insertion>
        </text:changed-region>
        <text:changed-region xml:id="ct36125180544" text:id="ct36125180544">
          <text:format-change>
            <office:change-info>
              <dc:creator>Unknown Author</dc:creator>
              <dc:date>2026-01-18T20:41:46</dc:date>
            </office:change-info>
          </text:format-change>
        </text:changed-region>
        <text:changed-region xml:id="ct36072737920" text:id="ct36072737920">
          <text:insertion>
            <office:change-info>
              <dc:creator>Unknown Author</dc:creator>
              <dc:date>2026-01-18T21:33:17</dc:date>
            </office:change-info>
          </text:insertion>
        </text:changed-region>
        <text:changed-region xml:id="ct36089576448" text:id="ct36089576448">
          <text:insertion>
            <office:change-info>
              <dc:creator>Unknown Author</dc:creator>
              <dc:date>2026-01-25T16:17:42</dc:date>
            </office:change-info>
          </text:insertion>
        </text:changed-region>
        <text:changed-region xml:id="ct36086450048" text:id="ct36086450048">
          <text:insertion>
            <office:change-info>
              <dc:creator>Unknown Author</dc:creator>
              <dc:date>2026-01-27T19:29:26</dc:date>
            </office:change-info>
          </text:insertion>
        </text:changed-region>
        <text:changed-region xml:id="ct36069335808" text:id="ct36069335808">
          <text:insertion>
            <office:change-info>
              <dc:creator>Unknown Author</dc:creator>
              <dc:date>2026-01-27T19:30:28</dc:date>
            </office:change-info>
          </text:insertion>
        </text:changed-region>
        <text:changed-region xml:id="ct36053467136" text:id="ct3605346713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2"><text:a xlink:type="simple" xlink:href="#__RefHeading___Toc1214_3699553880" office:name="Úvod" text:style-name="Index_20_Link" text:visited-style-name="Index_20_Link">1 Úvod<text:tab/>3</text:a></text:p>
            <text:p text:style-name="P3"><text:a xlink:type="simple" xlink:href="#__RefHeading___Toc1369_3699553880" office:name="Adam" text:style-name="Index_20_Link" text:visited-style-name="Index_20_Link">1.1 Adam<text:tab/>3</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4</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8</text:a></text:p>
            <text:p text:style-name="P3"><text:a xlink:type="simple" xlink:href="#__RefHeading___Toc1220_3699553880" office:name="Pokroky ve výzkumu genetických biomarkerů" text:style-name="Index_20_Link" text:visited-style-name="Index_20_Link">3.1 Pokroky ve výzkumu genetických biomarkerů<text:tab/>8</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9</text:a></text:p>
          </text:index-body>
        </text:table-of-content>
        <text:h text:style-name="P4" text:outline-level="1" text:is-list-header="true"><text:change-start text:change-id="ct36097542656"/></text:h>
        <text:p text:style-name="P5"><text:change-end text:change-id="ct36097542656"/><text:change-start text:change-id="ct36097543296"/></text:p>
        <text:h text:style-name="P6" text:outline-level="1"><text:bookmark-start text:name="__RefHeading___Toc1214_3699553880"/><text:change-end text:change-id="ct36097543296"/>Úvod<text:bookmark-end text:name="__RefHeading___Toc1214_3699553880"/></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change-start text:change-id="ct36074239744"/><text:span text:style-name="T1">regionech.</text:span><text:change-end text:change-id="ct36074239744"/><text:change-start text:change-id="ct36097541696"/></text:p>
        <text:p text:style-name="P7"/>
        <text:h text:style-name="Heading_20_2" text:outline-level="2"><text:bookmark-start text:name="__RefHeading___Toc1369_3699553880"/>Adam<text:bookmark-end text:name="__RefHeading___Toc1369_3699553880"/><text:change-end text:change-id="ct36097541696"/></text:h>
        <text:h text:style-name="Heading_20_1" text:outline-level="1"><text:bookmark-start text:name="__RefHeading___Toc1216_3699553880"/>Efektivní řízení hospitalizačních procesů a optimalizace lůžkových kapacit<text:bookmark-end text:name="__RefHeading___Toc1216_3699553880"/></text:h>
        <text:p text:style-name="Standard">Robotická chirurgie přináší vyšší přesnost zákroků, kratší dobu <text:change-start text:change-id="ct36101750400"/><text:span text:style-name="T2">rekonvalescence</text:span><text:change-end text:change-id="ct36101750400"/>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change-start text:change-id="ct36101747520"/><text:span text:style-name="T3">regeneraci</text:span><text:change-end text:change-id="ct36101747520"/> svalů, kloubů a nervové soustavy.<text:change text:change-id="ct36101744960"/>Ekonomické a klinické výhody pro pacienty</text:p>
        <text:p text:style-name="Standard">Inovativní přístupy k řízení chronických <text:change-start text:change-id="ct36101746560"/><text:s text:c="6"/><text:change-end text:change-id="ct36101746560"/><text:change-start text:change-id="ct36066334336"/><text:s text:c="13"/><text:change-end text:change-id="ct36066334336"/>onemocnění v <text:change-start text:change-id="ct36125180544"/><text:span text:style-name="T4">praxi</text:span><text:change-end text:change-id="ct36125180544"/></text:p>
        <text:p text:style-name="P8">Rozvoj tzv.tekutých biopsií, <text:change-start text:change-id="ct36072737920"/><text:s text:c="16"/><text:change-end text:change-id="ct36072737920"/>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text:soft-page-break/>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text:soft-page-break/>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text:soft-page-break/>na zdravotní péči a prodlužují délku života obyvatel.</text:p>
        <text:p text:style-name="Standard">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h text:style-name="Heading_20_1" text:outline-level="1"><text:bookmark-start text:name="__RefHeading___Toc1218_3699553880"/>Psychosociální podpora jako klíčový faktor v péči o pacienty<text:bookmark-end text:name="__RefHeading___Toc1218_3699553880"/></text:h>
        <text:h text:style-name="Heading_20_2" text:outline-level="2"><text:bookmark-start text:name="__RefHeading___Toc1220_3699553880"/>Pokroky ve výzkumu genetických biomarkerů<text:bookmark-end text:name="__RefHeading___Toc1220_3699553880"/></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text:soft-page-break/>Personalizované přístupy k léčbě neurodegenerativních onemocnění<text:bookmark-end text:name="__RefHeading___Toc1222_3699553880"/></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Standard">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6089576448"/></text:p>
        <text:p text:style-name="Standard"/>
        <text:p text:style-name="P9"><text:change-end text:change-id="ct36089576448"/><text:change-start text:change-id="ct36086450048"/></text:p>
        <text:p text:style-name="P10"><text:span text:style-name="T5">M</text:span>awlkdlkawd</text:p>
        <text:p text:style-name="P10"/>
        <text:p text:style-name="P10"/>
        <text:p text:style-name="P10">awdadw</text:p>
        <text:p text:style-name="P10"/>
        <text:p text:style-name="P10">awd</text:p>
        <text:p text:style-name="P10">aw</text:p>
        <text:p text:style-name="P10">d</text:p>
        <text:p text:style-name="P10">awd</text:p>
        <text:p text:style-name="P10">aw</text:p>
        <text:p text:style-name="P10">d</text:p>
        <text:p text:style-name="P10">awd</text:p>
        <text:p text:style-name="P10">awd<text:change-end text:change-id="ct36086450048"/><text:change-start text:change-id="ct36069335808"/></text:p>
        <text:p text:style-name="P11"><text:change-end text:change-id="ct36069335808"/><text:change-start text:change-id="ct36053467136"/>awaw</text:p>
        <text:p text:style-name="P12">awd</text:p>
        <text:p text:style-name="P12">awd</text:p>
        <text:p text:style-name="P12"/>
        <text:p text:style-name="P12">awd<text:change-end text:change-id="ct36053467136"/></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master-page style:name="Druhy" style:page-layout-name="Mpm3" draw:style-name="Mdp1">
      <style:header>
        <text:p text:style-name="MP1">awdaw</text:p>
      </style:header>
      <style:footer>
        <text:tracked-changes>
          <text:changed-region xml:id="ct36089432256" text:id="ct36089432256">
            <text:insertion>
              <office:change-info>
                <dc:creator>Unknown Author</dc:creator>
                <dc:date>2026-01-27T20:29:58</dc:date>
              </office:change-info>
            </text:insertion>
          </text:changed-region>
        </text:tracked-changes>
        <text:p text:style-name="Footer"><text:change-start text:change-id="ct36089432256"/><text:page-number text:select-page="current">13</text:page-number><text:change-end text:change-id="ct36089432256"/></text:p>
      </style:footer>
    </style:master-page>
    <style:master-page style:name="Treti" style:page-layout-name="Mpm4" draw:style-name="Mdp1" style:next-style-name="Druhy">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1-27T20:39:38.330850000</dc:date>
    <meta:generator>LibreOffice/25.8.3.2$MacOSX_AARCH64 LibreOffice_project/8ca8d55c161d602844f5428fa4b58097424e324e</meta:generator>
    <meta:initial-creator/>
    <meta:creation-date>2025-12-28T20:01:58.000</meta:creation-date>
    <meta:keyword/>
    <meta:editing-duration>PT10H39M58S</meta:editing-duration>
    <meta:editing-cycles>72</meta:editing-cycles>
    <meta:document-statistic meta:table-count="0" meta:image-count="0" meta:object-count="0" meta:page-count="14" meta:paragraph-count="97" meta:word-count="2259" meta:character-count="17728" meta:non-whitespace-character-count="15537"/>
    <meta:user-defined meta:name="Category"/>
    <meta:user-defined meta:name="Company"/>
    <meta:user-defined meta:name="IndividualWorkKey"/>
    <meta:user-defined meta:name="Manager"/>
  </office:meta>
</office:document-meta>
</file>